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eeffff" style:font-name="Consolas" fo:font-size="12pt" fo:font-weight="normal" fo:background-color="#212121" style:font-size-asian="12pt" style:font-size-complex="12pt"/>
    </style:style>
    <style:style style:name="P2" style:family="paragraph" style:parent-style-name="Standard">
      <style:paragraph-properties style:line-height-at-least="0.335cm"/>
      <style:text-properties fo:color="#eeffff" fo:font-size="12pt" fo:background-color="#212121" style:font-size-asian="12pt" style:font-size-complex="12pt"/>
    </style:style>
    <style:style style:name="P3" style:family="paragraph" style:parent-style-name="Standard">
      <style:text-properties fo:color="#89ddff" style:font-name="Consolas" fo:font-size="12pt" fo:font-weight="normal" fo:background-color="#212121" style:font-size-asian="12pt" style:font-size-complex="12pt"/>
    </style:style>
    <style:style style:name="P4" style:family="paragraph" style:parent-style-name="Standard">
      <style:paragraph-properties style:line-height-at-least="0.335cm"/>
      <style:text-properties fo:color="#89ddff" style:font-name="Consolas" fo:font-size="12pt" fo:font-weight="normal" fo:background-color="#212121" style:font-size-asian="12pt" style:font-size-complex="12pt"/>
    </style:style>
    <style:style style:name="P5" style:family="paragraph" style:parent-style-name="Standard">
      <style:text-properties fo:color="#89ddff" style:font-name="Consolas" fo:font-size="10pt" fo:font-weight="normal" fo:background-color="#212121" style:font-size-asian="10pt" style:font-size-complex="10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style:line-height-at-least="0.335cm"/>
      <style:text-properties fo:font-size="12pt" style:font-size-asian="12pt" style:font-size-complex="12pt"/>
    </style:style>
    <style:style style:name="P8" style:family="paragraph" style:parent-style-name="Standard">
      <style:paragraph-properties style:line-height-at-least="0.335cm"/>
      <style:text-properties fo:font-size="10pt" style:font-size-asian="8.75pt" style:font-size-complex="10pt"/>
    </style:style>
    <style:style style:name="T1" style:family="text">
      <style:text-properties fo:color="#89ddff"/>
    </style:style>
    <style:style style:name="T2" style:family="text">
      <style:text-properties fo:color="#89ddff" fo:font-style="italic"/>
    </style:style>
    <style:style style:name="T3" style:family="text">
      <style:text-properties fo:color="#89ddff" style:font-name="Consolas" fo:font-size="7pt" fo:font-weight="normal"/>
    </style:style>
    <style:style style:name="T4" style:family="text">
      <style:text-properties fo:color="#89ddff" style:font-name="Consolas" fo:font-weight="normal"/>
    </style:style>
    <style:style style:name="T5" style:family="text">
      <style:text-properties fo:color="#c792ea"/>
    </style:style>
    <style:style style:name="T6" style:family="text">
      <style:text-properties fo:color="#c792ea" style:font-name="Consolas" fo:font-size="7pt" fo:font-weight="normal"/>
    </style:style>
    <style:style style:name="T7" style:family="text">
      <style:text-properties fo:color="#c792ea" style:font-name="Consolas" fo:font-size="7pt" fo:font-style="italic" fo:font-weight="normal"/>
    </style:style>
    <style:style style:name="T8" style:family="text">
      <style:text-properties fo:color="#c792ea" style:font-name="Consolas" fo:font-weight="normal"/>
    </style:style>
    <style:style style:name="T9" style:family="text">
      <style:text-properties fo:color="#c792ea" style:font-name="Consolas" fo:font-style="italic" fo:font-weight="normal"/>
    </style:style>
    <style:style style:name="T10" style:family="text">
      <style:text-properties fo:color="#c792ea" fo:font-style="italic"/>
    </style:style>
    <style:style style:name="T11" style:family="text">
      <style:text-properties fo:color="#f78c6c"/>
    </style:style>
    <style:style style:name="T12" style:family="text">
      <style:text-properties fo:color="#f78c6c" style:font-name="Consolas" fo:font-size="7pt" fo:font-weight="normal"/>
    </style:style>
    <style:style style:name="T13" style:family="text">
      <style:text-properties fo:color="#f78c6c" style:font-name="Consolas" fo:font-weight="normal"/>
    </style:style>
    <style:style style:name="T14" style:family="text">
      <style:text-properties fo:color="#ffcb6b"/>
    </style:style>
    <style:style style:name="T15" style:family="text">
      <style:text-properties fo:color="#c3e88d"/>
    </style:style>
    <style:style style:name="T16" style:family="text">
      <style:text-properties fo:color="#c3e88d" style:font-name="Consolas" fo:font-size="7pt" fo:font-weight="normal"/>
    </style:style>
    <style:style style:name="T17" style:family="text">
      <style:text-properties fo:color="#c3e88d" style:font-name="Consolas" fo:font-weight="normal"/>
    </style:style>
    <style:style style:name="T18" style:family="text">
      <style:text-properties fo:color="#82aaff"/>
    </style:style>
    <style:style style:name="T19" style:family="text">
      <style:text-properties fo:color="#82aaff" style:font-name="Consolas" fo:font-size="7pt" fo:font-weight="normal"/>
    </style:style>
    <style:style style:name="T20" style:family="text">
      <style:text-properties fo:color="#82aaff" style:font-name="Consolas" fo:font-weight="normal"/>
    </style:style>
    <style:style style:name="T21" style:family="text">
      <style:text-properties style:font-name="Consolas" fo:font-weight="normal"/>
    </style:style>
    <style:style style:name="T22" style:family="text">
      <style:text-properties style:font-name="Consolas" fo:font-size="7pt" fo:font-weight="normal"/>
    </style:style>
    <style:style style:name="T23" style:family="text">
      <style:text-properties fo:color="#4a4a4a" fo:font-style="italic"/>
    </style:style>
    <style:style style:name="T24" style:family="text">
      <style:text-properties officeooo:rsid="0016dda0"/>
    </style:style>
    <style:style style:name="T25" style:family="text">
      <style:text-properties fo:color="#f07178"/>
    </style:style>
    <style:style style:name="T26" style:family="text">
      <style:text-properties fo:color="#f07178" style:font-name="Consolas" fo:font-size="7pt" fo:font-weight="normal"/>
    </style:style>
    <style:style style:name="T27" style:family="text">
      <style:text-properties fo:color="#f07178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----------------------------<text:span text:style-name="T24">teste.php----------------------------------</text:span></text:p>
      <text:p text:style-name="P4">&lt;?php</text:p>
      <text:p text:style-name="P1"><text:span text:style-name="T1">$</text:span>conn <text:span text:style-name="T5">=</text:span> <text:span text:style-name="T11">new</text:span> <text:span text:style-name="T14">mysqli</text:span><text:span text:style-name="T1">("</text:span><text:span text:style-name="T15">localhost</text:span><text:span text:style-name="T1">",</text:span> <text:span text:style-name="T1">"</text:span><text:span text:style-name="T15">root</text:span><text:span text:style-name="T1">",</text:span> <text:span text:style-name="T1">"</text:span><text:span text:style-name="T15">root</text:span><text:span text:style-name="T1">",</text:span> <text:span text:style-name="T1">"</text:span><text:span text:style-name="T15">firstPage</text:span><text:span text:style-name="T1">");</text:span></text:p>
      <text:p text:style-name="P1"><text:span text:style-name="T2">if</text:span> <text:span text:style-name="T1">(</text:span><text:span text:style-name="T18">isset</text:span><text:span text:style-name="T1">($</text:span>_GET<text:span text:style-name="T1">['</text:span><text:span text:style-name="T15">todos</text:span><text:span text:style-name="T1">']))</text:span> <text:span text:style-name="T1">{</text:span></text:p>
      <text:p text:style-name="P2">    <text:span text:style-name="T4">$</text:span><text:span text:style-name="T21">sql </text:span><text:span text:style-name="T8">=</text:span><text:span text:style-name="T21"> </text:span><text:span text:style-name="T4">"</text:span><text:span text:style-name="T13">SELECT</text:span><text:span text:style-name="T8">*</text:span><text:span text:style-name="T13">FROM</text:span><text:span text:style-name="T17"> combustivel</text:span><text:span text:style-name="T4">";</text:span></text:p>
      <text:p text:style-name="P4">}</text:p>
      <text:p text:style-name="P1"><text:span text:style-name="T2">if</text:span> <text:span text:style-name="T1">(</text:span><text:span text:style-name="T18">isset</text:span><text:span text:style-name="T1">($</text:span>_GET<text:span text:style-name="T1">['</text:span><text:span text:style-name="T15">consulta</text:span><text:span text:style-name="T1">']))</text:span> <text:span text:style-name="T1">{</text:span></text:p>
      <text:p text:style-name="P2">    <text:span text:style-name="T4">$</text:span><text:span text:style-name="T21">arr </text:span><text:span text:style-name="T8">=</text:span><text:span text:style-name="T21"> </text:span><text:span text:style-name="T20">explode</text:span><text:span text:style-name="T4">("</text:span><text:span text:style-name="T17">|</text:span><text:span text:style-name="T4">",</text:span><text:span text:style-name="T21"> </text:span><text:span text:style-name="T4">$</text:span><text:span text:style-name="T21">_GET</text:span><text:span text:style-name="T4">['</text:span><text:span text:style-name="T17">opt</text:span><text:span text:style-name="T4">']);</text:span></text:p>
      <text:p text:style-name="P2">    <text:span text:style-name="T4">$</text:span><text:span text:style-name="T21">sql </text:span><text:span text:style-name="T8">=</text:span><text:span text:style-name="T21"> </text:span><text:span text:style-name="T4">"</text:span><text:span text:style-name="T13">SELECT</text:span><text:span text:style-name="T8">*</text:span><text:span text:style-name="T13">FROM</text:span><text:span text:style-name="T17"> combustivel </text:span><text:span text:style-name="T13">where</text:span><text:span text:style-name="T17"> nome</text:span><text:span text:style-name="T8">=</text:span><text:span text:style-name="T4">'{$</text:span><text:span text:style-name="T21">arr</text:span><text:span text:style-name="T4">[</text:span><text:span text:style-name="T13">0</text:span><text:span text:style-name="T4">]}'</text:span><text:span text:style-name="T13">and</text:span><text:span text:style-name="T17"> </text:span><text:span text:style-name="T13">local</text:span><text:span text:style-name="T8">=</text:span><text:span text:style-name="T4">'{$</text:span><text:span text:style-name="T21">arr</text:span><text:span text:style-name="T4">[</text:span><text:span text:style-name="T13">1</text:span><text:span text:style-name="T4">]}'";</text:span></text:p>
      <text:p text:style-name="P4">}</text:p>
      <text:p text:style-name="P1"><text:span text:style-name="T2">if</text:span> <text:span text:style-name="T1">(</text:span><text:span text:style-name="T18">isset</text:span><text:span text:style-name="T1">($</text:span>_GET<text:span text:style-name="T1">['</text:span><text:span text:style-name="T15">delete</text:span><text:span text:style-name="T1">']))</text:span> <text:span text:style-name="T1">{</text:span></text:p>
      <text:p text:style-name="P2">    <text:span text:style-name="T4">$</text:span><text:span text:style-name="T21">sql </text:span><text:span text:style-name="T8">=</text:span><text:span text:style-name="T21"> </text:span><text:span text:style-name="T4">"</text:span><text:span text:style-name="T17">delete from combustivel where id_bombas=</text:span><text:span text:style-name="T4">{$</text:span><text:span text:style-name="T21">_GET</text:span><text:span text:style-name="T4">['</text:span><text:span text:style-name="T17">delete</text:span><text:span text:style-name="T4">']}";</text:span></text:p>
      <text:p text:style-name="P2">    <text:span text:style-name="T20">mysqli_query</text:span><text:span text:style-name="T4">($</text:span><text:span text:style-name="T21">conn</text:span><text:span text:style-name="T4">,</text:span><text:span text:style-name="T21"> </text:span><text:span text:style-name="T4">$</text:span><text:span text:style-name="T21">sql</text:span><text:span text:style-name="T4">);</text:span></text:p>
      <text:p text:style-name="P4">}</text:p>
      <text:p text:style-name="P7"/>
      <text:p text:style-name="P1"><text:span text:style-name="T1">$</text:span>sel <text:span text:style-name="T5">=</text:span> <text:span text:style-name="T1">"</text:span><text:span text:style-name="T15">&lt;form action='teste.php' method='get'&gt;&lt;select name='opt'&gt;</text:span><text:span text:style-name="T1">";</text:span></text:p>
      <text:p text:style-name="P1"><text:span text:style-name="T1">$</text:span>q <text:span text:style-name="T5">=</text:span> <text:span text:style-name="T18">mysqli_query</text:span><text:span text:style-name="T1">($</text:span>conn<text:span text:style-name="T1">,</text:span> <text:span text:style-name="T1">"</text:span><text:span text:style-name="T11">SELECT DISTINCT</text:span><text:span text:style-name="T15"> nome, </text:span><text:span text:style-name="T11">local</text:span><text:span text:style-name="T15"> </text:span><text:span text:style-name="T11">FROM</text:span><text:span text:style-name="T15"> combustivel</text:span><text:span text:style-name="T1">");</text:span></text:p>
      <text:p text:style-name="P1"><text:span text:style-name="T2">while</text:span> <text:span text:style-name="T1">($</text:span>row <text:span text:style-name="T5">=</text:span> <text:span text:style-name="T1">(</text:span><text:span text:style-name="T18">mysqli_fetch_assoc</text:span><text:span text:style-name="T1">($</text:span>q<text:span text:style-name="T1">)))</text:span> <text:span text:style-name="T1">{</text:span></text:p>
      <text:p text:style-name="P2">    <text:span text:style-name="T4">$</text:span><text:span text:style-name="T21">sel </text:span><text:span text:style-name="T8">.=</text:span><text:span text:style-name="T21"> </text:span><text:span text:style-name="T4">"</text:span><text:span text:style-name="T17">&lt;option value='</text:span><text:span text:style-name="T4">{$</text:span><text:span text:style-name="T21">row</text:span><text:span text:style-name="T4">['</text:span><text:span text:style-name="T17">nome</text:span><text:span text:style-name="T4">']}</text:span><text:span text:style-name="T17">|</text:span><text:span text:style-name="T4">{$</text:span><text:span text:style-name="T21">row</text:span><text:span text:style-name="T4">['</text:span><text:span text:style-name="T17">local</text:span><text:span text:style-name="T4">']}</text:span><text:span text:style-name="T17">'&gt;</text:span><text:span text:style-name="T4">{$</text:span><text:span text:style-name="T21">row</text:span><text:span text:style-name="T4">['</text:span><text:span text:style-name="T17">nome</text:span><text:span text:style-name="T4">']}</text:span><text:span text:style-name="T17">|</text:span><text:span text:style-name="T4">{$</text:span><text:span text:style-name="T21">row</text:span><text:span text:style-name="T4">['</text:span><text:span text:style-name="T17">local</text:span><text:span text:style-name="T4">']}</text:span><text:span text:style-name="T17">&lt;/option&gt;</text:span><text:span text:style-name="T4">";</text:span></text:p>
      <text:p text:style-name="P4">}</text:p>
      <text:p text:style-name="P1"><text:span text:style-name="T1">$</text:span>sel <text:span text:style-name="T5">.=</text:span> <text:span text:style-name="T1">"</text:span><text:span text:style-name="T15">&lt;/select&gt;&lt;input type='submit' name='consulta' value='CONSULTAR'&gt;</text:span><text:span text:style-name="T1">";</text:span> <text:span text:style-name="T23">//consultar</text:span></text:p>
      <text:p text:style-name="P1"><text:span text:style-name="T1">$</text:span>sel <text:span text:style-name="T5">.=</text:span> <text:span text:style-name="T1">"</text:span><text:span text:style-name="T15">&lt;input type='submit' name='todos' value='TODOS'&gt;</text:span><text:span text:style-name="T1">";</text:span> <text:span text:style-name="T23">//mostrar todos</text:span></text:p>
      <text:p text:style-name="P1"><text:span text:style-name="T1">$</text:span>sel <text:span text:style-name="T5">.=</text:span> <text:span text:style-name="T1">"</text:span><text:span text:style-name="T15">&lt;/form&gt;</text:span><text:span text:style-name="T1">";</text:span></text:p>
      <text:p text:style-name="P1"><text:span text:style-name="T18">echo</text:span> <text:span text:style-name="T1">$</text:span>sel<text:span text:style-name="T1">;</text:span></text:p>
      <text:p text:style-name="P1"><text:span text:style-name="T1">$</text:span>query <text:span text:style-name="T5">=</text:span> <text:span text:style-name="T18">mysqli_query</text:span><text:span text:style-name="T1">($</text:span>conn<text:span text:style-name="T1">,</text:span> <text:span text:style-name="T1">$</text:span>sql<text:span text:style-name="T1">);</text:span></text:p>
      <text:p text:style-name="P1"><text:span text:style-name="T18">echo</text:span> <text:span text:style-name="T1">"</text:span><text:span text:style-name="T15">&lt;table border=1&gt;&lt;tr&gt;&lt;th&gt;NOME&lt;/th&gt;&lt;th&gt;PREÇO&lt;/th&gt;&lt;th&gt;LOCAL&lt;/th&gt;&lt;/tr&gt;</text:span><text:span text:style-name="T1">";</text:span></text:p>
      <text:p text:style-name="P1"><text:span text:style-name="T2">while</text:span> <text:span text:style-name="T1">($</text:span>row <text:span text:style-name="T5">=</text:span> <text:span text:style-name="T18">mysqli_fetch_assoc</text:span><text:span text:style-name="T1">($</text:span>query<text:span text:style-name="T1">))</text:span> <text:span text:style-name="T1">{</text:span></text:p>
      <text:p text:style-name="P2">    <text:span text:style-name="T20">echo</text:span><text:span text:style-name="T21"> </text:span><text:span text:style-name="T4">"</text:span><text:span text:style-name="T17">&lt;tr&gt;&lt;td&gt;</text:span><text:span text:style-name="T4">{$</text:span><text:span text:style-name="T21">row</text:span><text:span text:style-name="T4">['</text:span><text:span text:style-name="T17">nome</text:span><text:span text:style-name="T4">']}</text:span><text:span text:style-name="T17">&lt;/td&gt;&lt;td&gt;</text:span><text:span text:style-name="T4">{$</text:span><text:span text:style-name="T21">row</text:span><text:span text:style-name="T4">['</text:span><text:span text:style-name="T17">preco</text:span><text:span text:style-name="T4">']}</text:span><text:span text:style-name="T17">&lt;/td&gt;&lt;td&gt;</text:span><text:span text:style-name="T4">{$</text:span><text:span text:style-name="T21">row</text:span><text:span text:style-name="T4">['</text:span><text:span text:style-name="T17">local</text:span><text:span text:style-name="T4">']}</text:span><text:span text:style-name="T17">&lt;/td&gt;</text:span><text:span text:style-name="T4">";</text:span></text:p>
      <text:p text:style-name="P2">    <text:span text:style-name="T20">echo</text:span><text:span text:style-name="T21"> </text:span><text:span text:style-name="T4">"</text:span><text:span text:style-name="T17">&lt;td&gt;&lt;a href='?delete=</text:span><text:span text:style-name="T4">{$</text:span><text:span text:style-name="T21">row</text:span><text:span text:style-name="T4">['</text:span><text:span text:style-name="T17">id_bombas</text:span><text:span text:style-name="T4">']}</text:span><text:span text:style-name="T17">'&gt;DELETE&lt;/a&gt;&lt;/td&gt;</text:span><text:span text:style-name="T4">";</text:span></text:p>
      <text:p text:style-name="P2">    <text:span text:style-name="T20">echo</text:span><text:span text:style-name="T21"> </text:span><text:span text:style-name="T4">"</text:span><text:span text:style-name="T17">&lt;td&gt;&lt;a href='change.php?edit=</text:span><text:span text:style-name="T4">{$</text:span><text:span text:style-name="T21">row</text:span><text:span text:style-name="T4">['</text:span><text:span text:style-name="T17">id_bombas</text:span><text:span text:style-name="T4">']}</text:span><text:span text:style-name="T17">'&gt;EDIT&lt;/a&gt;&lt;/td&gt;&lt;/tr&gt;</text:span><text:span text:style-name="T4">";</text:span></text:p>
      <text:p text:style-name="P4">}</text:p>
      <text:p text:style-name="P1"><text:span text:style-name="T18">echo</text:span> <text:span text:style-name="T1">"</text:span><text:span text:style-name="T15">&lt;/table&gt;</text:span><text:span text:style-name="T1">";</text:span></text:p>
      <text:p text:style-name="P8"/>
      <text:p text:style-name="P1"><text:span text:style-name="T18">mysqli_close</text:span><text:span text:style-name="T1">($</text:span>conn<text:span text:style-name="T1">);</text:span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-------------------------------------<text:span text:style-name="T24">change.php----------------------------------------</text:span></text:p>
      <text:p text:style-name="P3">&lt;?php</text:p>
      <text:p text:style-name="P1"><text:span text:style-name="T1">$</text:span>conn <text:span text:style-name="T5">=</text:span> <text:span text:style-name="T11">new</text:span> <text:span text:style-name="T14">mysqli</text:span><text:span text:style-name="T1">("</text:span><text:span text:style-name="T15">localhost</text:span><text:span text:style-name="T1">",</text:span> <text:span text:style-name="T1">"</text:span><text:span text:style-name="T15">root</text:span><text:span text:style-name="T1">",</text:span> <text:span text:style-name="T1">"</text:span><text:span text:style-name="T15">root</text:span><text:span text:style-name="T1">",</text:span> <text:span text:style-name="T1">"</text:span><text:span text:style-name="T15">firstPage</text:span><text:span text:style-name="T1">");</text:span></text:p>
      <text:p text:style-name="P1"><text:span text:style-name="T2">if</text:span> <text:span text:style-name="T1">(</text:span><text:span text:style-name="T18">isset</text:span><text:span text:style-name="T1">($</text:span>_GET<text:span text:style-name="T1">['</text:span><text:span text:style-name="T15">edit</text:span><text:span text:style-name="T1">']))</text:span> <text:span text:style-name="T1">{</text:span></text:p>
      <text:p text:style-name="P2">    <text:span text:style-name="T4">$</text:span><text:span text:style-name="T21">query </text:span><text:span text:style-name="T8">=</text:span><text:span text:style-name="T21"> </text:span><text:span text:style-name="T20">mysqli_query</text:span><text:span text:style-name="T4">($</text:span><text:span text:style-name="T21">conn</text:span><text:span text:style-name="T4">,</text:span><text:span text:style-name="T21"> </text:span><text:span text:style-name="T4">"</text:span><text:span text:style-name="T13">SELECT</text:span><text:span text:style-name="T8">*</text:span><text:span text:style-name="T17"> </text:span><text:span text:style-name="T13">FROM</text:span><text:span text:style-name="T17"> combustivel </text:span><text:span text:style-name="T13">where</text:span><text:span text:style-name="T17"> id_bombas</text:span><text:span text:style-name="T8">=</text:span><text:span text:style-name="T4">{$</text:span><text:span text:style-name="T21">_GET</text:span><text:span text:style-name="T4">['</text:span><text:span text:style-name="T17">edit</text:span><text:span text:style-name="T4">']}");</text:span></text:p>
      <text:p text:style-name="P2">    <text:span text:style-name="T4">$</text:span><text:span text:style-name="T21">row </text:span><text:span text:style-name="T8">=</text:span><text:span text:style-name="T21"> </text:span><text:span text:style-name="T20">mysqli_fetch_assoc</text:span><text:span text:style-name="T4">($</text:span><text:span text:style-name="T21">query</text:span><text:span text:style-name="T4">);</text:span></text:p>
      <text:p text:style-name="P4">}</text:p>
      <text:p text:style-name="P1"><text:span text:style-name="T2">if</text:span> <text:span text:style-name="T1">(</text:span><text:span text:style-name="T18">isset</text:span><text:span text:style-name="T1">($</text:span>_POST<text:span text:style-name="T1">['</text:span><text:span text:style-name="T15">submit</text:span><text:span text:style-name="T1">']))</text:span> <text:span text:style-name="T1">{</text:span></text:p>
      <text:p text:style-name="P2">    <text:span text:style-name="T4">$</text:span><text:span text:style-name="T21">sql </text:span><text:span text:style-name="T8">=</text:span><text:span text:style-name="T21"> </text:span><text:span text:style-name="T4">"</text:span><text:span text:style-name="T13">UPDATE</text:span><text:span text:style-name="T17"> combustivel </text:span><text:span text:style-name="T13">SET</text:span><text:span text:style-name="T17"> nome</text:span><text:span text:style-name="T8">=</text:span><text:span text:style-name="T4">'</text:span><text:span text:style-name="T17">{</text:span><text:span text:style-name="T4">$</text:span><text:span text:style-name="T21">_POST</text:span><text:span text:style-name="T17">[</text:span><text:span text:style-name="T4">'</text:span><text:span text:style-name="T17">nome</text:span><text:span text:style-name="T4">'</text:span><text:span text:style-name="T17">]}</text:span><text:span text:style-name="T4">'</text:span><text:span text:style-name="T17">, preco</text:span><text:span text:style-name="T8">=</text:span><text:span text:style-name="T4">'</text:span><text:span text:style-name="T17">{</text:span><text:span text:style-name="T4">$</text:span><text:span text:style-name="T21">_POST</text:span><text:span text:style-name="T17">[</text:span><text:span text:style-name="T4">'</text:span><text:span text:style-name="T17">preco</text:span><text:span text:style-name="T4">'</text:span><text:span text:style-name="T17">]}</text:span><text:span text:style-name="T4">'</text:span><text:span text:style-name="T17">, </text:span><text:span text:style-name="T13">local</text:span><text:span text:style-name="T8">=</text:span><text:span text:style-name="T4">'</text:span><text:span text:style-name="T17">{</text:span><text:span text:style-name="T4">$</text:span><text:span text:style-name="T21">_POST</text:span><text:span text:style-name="T17">[</text:span><text:span text:style-name="T4">'</text:span><text:span text:style-name="T13">local</text:span><text:span text:style-name="T4">'</text:span><text:span text:style-name="T17">]}</text:span><text:span text:style-name="T4">'</text:span><text:span text:style-name="T17"> </text:span><text:span text:style-name="T13">where</text:span><text:span text:style-name="T17"> id_bombas</text:span><text:span text:style-name="T8">=</text:span><text:span text:style-name="T4">{$</text:span><text:span text:style-name="T21">_POST</text:span><text:span text:style-name="T4">['</text:span><text:span text:style-name="T17">id</text:span><text:span text:style-name="T4">']}";</text:span></text:p>
      <text:p text:style-name="P2">    <text:span text:style-name="T20">mysqli_query</text:span><text:span text:style-name="T4">($</text:span><text:span text:style-name="T21">conn</text:span><text:span text:style-name="T4">,</text:span><text:span text:style-name="T21"> </text:span><text:span text:style-name="T4">$</text:span><text:span text:style-name="T21">sql</text:span><text:span text:style-name="T4">);</text:span></text:p>
      <text:p text:style-name="P2">    <text:span text:style-name="T20">header</text:span><text:span text:style-name="T4">('</text:span><text:span text:style-name="T17">Location: teste.php</text:span><text:span text:style-name="T4">');</text:span></text:p>
      <text:p text:style-name="P4">}</text:p>
      <text:p text:style-name="P1"><text:span text:style-name="T1">?&gt;</text:span></text:p>
      <text:p text:style-name="P1"><text:span text:style-name="T1">&lt;</text:span><text:span text:style-name="T25">form</text:span> <text:span text:style-name="T10">action</text:span><text:span text:style-name="T1">="</text:span><text:span text:style-name="T15">change.php</text:span><text:span text:style-name="T1">"</text:span> <text:span text:style-name="T10">method</text:span><text:span text:style-name="T1">="</text:span><text:span text:style-name="T15">post</text:span><text:span text:style-name="T1">"&gt;</text:span></text:p>
      <text:p text:style-name="P2">    <text:span text:style-name="T4">&lt;</text:span><text:span text:style-name="T27">input</text:span><text:span text:style-name="T21"> </text:span><text:span text:style-name="T9">type</text:span><text:span text:style-name="T4">='</text:span><text:span text:style-name="T17">hidden</text:span><text:span text:style-name="T4">'</text:span><text:span text:style-name="T21"> </text:span><text:span text:style-name="T9">name</text:span><text:span text:style-name="T4">='</text:span><text:span text:style-name="T17">id</text:span><text:span text:style-name="T4">'</text:span><text:span text:style-name="T21"> </text:span><text:span text:style-name="T9">value</text:span><text:span text:style-name="T4">='&lt;?=$</text:span><text:span text:style-name="T21">row</text:span><text:span text:style-name="T4">['</text:span><text:span text:style-name="T17">id_bombas</text:span><text:span text:style-name="T4">']?&gt;'&gt;</text:span></text:p>
      <text:p text:style-name="P2">    <text:span text:style-name="T4">&lt;</text:span><text:span text:style-name="T27">select</text:span><text:span text:style-name="T21"> </text:span><text:span text:style-name="T9">name</text:span><text:span text:style-name="T4">='</text:span><text:span text:style-name="T17">nome</text:span><text:span text:style-name="T4">'&gt;</text:span></text:p>
      <text:p text:style-name="P2">        <text:span text:style-name="T4">&lt;</text:span><text:span text:style-name="T27">option</text:span><text:span text:style-name="T21"> </text:span><text:span text:style-name="T9">value</text:span><text:span text:style-name="T4">='</text:span><text:span text:style-name="T17">Sem Chumbo 95</text:span><text:span text:style-name="T4">'&gt;</text:span><text:span text:style-name="T21">Sem Chumbo 95</text:span><text:span text:style-name="T4">&lt;/</text:span><text:span text:style-name="T27">option</text:span><text:span text:style-name="T4">&gt;</text:span></text:p>
      <text:p text:style-name="P2">        <text:span text:style-name="T4">&lt;</text:span><text:span text:style-name="T27">option</text:span><text:span text:style-name="T21"> </text:span><text:span text:style-name="T9">value</text:span><text:span text:style-name="T4">='</text:span><text:span text:style-name="T17">Sem Chumbo 98</text:span><text:span text:style-name="T4">'&gt;</text:span><text:span text:style-name="T21">Sem Chumbo 98</text:span><text:span text:style-name="T4">&lt;/</text:span><text:span text:style-name="T27">option</text:span><text:span text:style-name="T4">&gt;</text:span></text:p>
      <text:p text:style-name="P2">        <text:span text:style-name="T4">&lt;</text:span><text:span text:style-name="T27">option</text:span><text:span text:style-name="T21"> </text:span><text:span text:style-name="T9">value</text:span><text:span text:style-name="T4">='</text:span><text:span text:style-name="T17">Gasoleo</text:span><text:span text:style-name="T4">'&gt;</text:span><text:span text:style-name="T21">Gasoleo</text:span><text:span text:style-name="T4">&lt;/</text:span><text:span text:style-name="T27">option</text:span><text:span text:style-name="T4">&gt;</text:span></text:p>
      <text:p text:style-name="P2">    <text:span text:style-name="T4">&lt;</text:span><text:span text:style-name="T27">input</text:span><text:span text:style-name="T21"> </text:span><text:span text:style-name="T9">type</text:span><text:span text:style-name="T4">='</text:span><text:span text:style-name="T17">text</text:span><text:span text:style-name="T4">'</text:span><text:span text:style-name="T21"> </text:span><text:span text:style-name="T9">name</text:span><text:span text:style-name="T4">='</text:span><text:span text:style-name="T17">preco</text:span><text:span text:style-name="T4">'</text:span><text:span text:style-name="T21"> </text:span><text:span text:style-name="T9">value</text:span><text:span text:style-name="T4">='&lt;?=$</text:span><text:span text:style-name="T21">row</text:span><text:span text:style-name="T4">['</text:span><text:span text:style-name="T17">preco</text:span><text:span text:style-name="T4">']?&gt;'&gt;</text:span></text:p>
      <text:p text:style-name="P2">    <text:span text:style-name="T4">&lt;</text:span><text:span text:style-name="T27">input</text:span><text:span text:style-name="T21"> </text:span><text:span text:style-name="T9">type</text:span><text:span text:style-name="T4">='</text:span><text:span text:style-name="T17">text</text:span><text:span text:style-name="T4">'</text:span><text:span text:style-name="T21"> </text:span><text:span text:style-name="T9">name</text:span><text:span text:style-name="T4">='</text:span><text:span text:style-name="T17">local</text:span><text:span text:style-name="T4">'</text:span><text:span text:style-name="T21"> </text:span><text:span text:style-name="T9">value</text:span><text:span text:style-name="T4">='&lt;?=$</text:span><text:span text:style-name="T21">row</text:span><text:span text:style-name="T4">['</text:span><text:span text:style-name="T17">local</text:span><text:span text:style-name="T4">']?&gt;'&gt;</text:span></text:p>
      <text:p text:style-name="P2">    <text:span text:style-name="T4">&lt;</text:span><text:span text:style-name="T27">input</text:span><text:span text:style-name="T21"> </text:span><text:span text:style-name="T9">type</text:span><text:span text:style-name="T4">='</text:span><text:span text:style-name="T17">submit</text:span><text:span text:style-name="T4">'</text:span><text:span text:style-name="T21"> </text:span><text:span text:style-name="T9">name</text:span><text:span text:style-name="T4">='</text:span><text:span text:style-name="T17">submit</text:span><text:span text:style-name="T4">'&gt;</text:span></text:p>
      <text:p text:style-name="P1"><text:span text:style-name="T1">&lt;/</text:span><text:span text:style-name="T25">form</text:span><text:span text:style-name="T1">&gt;</text:span></text:p>
      <text:p text:style-name="P1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3:48:30.712000000</meta:creation-date>
    <dc:date>2019-12-09T13:51:58.282000000</dc:date>
    <meta:editing-duration>PT3M29S</meta:editing-duration>
    <meta:editing-cycles>1</meta:editing-cycles>
    <meta:document-statistic meta:table-count="0" meta:image-count="0" meta:object-count="0" meta:page-count="2" meta:paragraph-count="55" meta:word-count="194" meta:character-count="2409" meta:non-whitespace-character-count="2172"/>
    <meta:generator>LibreOffice/6.3.3.2$Windows_X86_64 LibreOffice_project/a64200df03143b798afd1ec74a12ab50359878ed</meta:generator>
  </office:meta>
</office:document-meta>
</file>